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F3DCBC3FB61E9DF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17cm, 13.393cm, 51.137cm, 11.6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1cm" svg:height="11.524cm" svg:x="0.3cm" svg:y="0.4cm">
          <draw:image xlink:href="Pictures/1000000000000BD000000FC0F3DCBC3FB61E9DF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45:59.953158668</dc:date>
    <meta:editing-duration>PT2M35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